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2.2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0">
      <number:hours number:style="long"/>
      <number:text>:</number:text>
      <number:minutes number:style="long"/>
    </number:time-style>
    <number:time-style style:name="N10060" number:language="de" number:country="AT">
      <number:hours number:style="long"/>
      <number:text>:</number:text>
      <number:minutes number:style="long"/>
    </number:time-style>
    <style:style style:name="ce1" style:family="table-cell" style:parent-style-name="Default" style:data-style-name="N60"/>
    <style:style style:name="ce2" style:family="table-cell" style:parent-style-name="Default" style:data-style-name="N10060"/>
    <style:style style:name="ce6" style:family="table-cell" style:parent-style-name="Default" style:data-style-name="N134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50" table:default-cell-style-name="Default"/>
        <table:table-row table:style-name="ro1">
          <table:table-cell office:value-type="string" calcext:value-type="string">
            <text:p>Monday</text:p>
          </table:table-cell>
          <table:table-cell table:number-columns-repeated="4"/>
          <table:table-cell table:style-name="ce1" office:value-type="string" calcext:value-type="string">
            <text:p>Tuesday</text:p>
          </table:table-cell>
          <table:table-cell table:number-columns-repeated="4"/>
          <table:table-cell table:style-name="ce1" office:value-type="string" calcext:value-type="string">
            <text:p>Wednesday</text:p>
          </table:table-cell>
          <table:table-cell table:number-columns-repeated="4"/>
          <table:table-cell table:style-name="ce1" office:value-type="string" calcext:value-type="string">
            <text:p>Thursday</text:p>
          </table:table-cell>
          <table:table-cell table:number-columns-repeated="4"/>
          <table:table-cell table:style-name="ce1" office:value-type="string" calcext:value-type="string">
            <text:p>Friday</text:p>
          </table:table-cell>
          <table:table-cell table:number-columns-repeated="4"/>
          <table:table-cell table:style-name="ce1" office:value-type="string" calcext:value-type="string">
            <text:p>Saturday</text:p>
          </table:table-cell>
          <table:table-cell table:number-columns-repeated="4"/>
          <table:table-cell table:style-name="ce1" office:value-type="string" calcext:value-type="string">
            <text:p>Sunday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 table:number-columns-repeated="16350"/>
        </table:table-row>
        <table:table-row table:style-name="ro1">
          <table:table-cell table:style-name="ce2"/>
          <table:table-cell table:style-name="ce3" table:formula="of:=IF(OR([.C3]=&quot;&quot;; [.A4] = &quot;&quot;) ; &quot;&quot;; ([.A4]-[.A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3]=&quot;&quot;; [.F4] = &quot;&quot;) ; &quot;&quot;; ([.F4]-[.F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3]=&quot;&quot;; [.K4] = &quot;&quot;) ; &quot;&quot;; ([.K4]-[.K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3]=&quot;&quot;; [.P4] = &quot;&quot;) ; &quot;&quot;; ([.P4]-[.P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3]=&quot;&quot;; [.U4] = &quot;&quot;) ; &quot;&quot;; ([.U4]-[.U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3]=&quot;&quot;; [.Z4] = &quot;&quot;) ; &quot;&quot;; ([.Z4]-[.Z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3]=&quot;&quot;; [.AE4] = &quot;&quot;) ; &quot;&quot;; ([.AE4]-[.AE3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4]=&quot;&quot;; [.A5] = &quot;&quot;) ; &quot;&quot;; ([.A5]-[.A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4]=&quot;&quot;; [.F5] = &quot;&quot;) ; &quot;&quot;; ([.F5]-[.F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4]=&quot;&quot;; [.K5] = &quot;&quot;) ; &quot;&quot;; ([.K5]-[.K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4]=&quot;&quot;; [.P5] = &quot;&quot;) ; &quot;&quot;; ([.P5]-[.P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4]=&quot;&quot;; [.U5] = &quot;&quot;) ; &quot;&quot;; ([.U5]-[.U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4]=&quot;&quot;; [.Z5] = &quot;&quot;) ; &quot;&quot;; ([.Z5]-[.Z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4]=&quot;&quot;; [.AE5] = &quot;&quot;) ; &quot;&quot;; ([.AE5]-[.AE4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5]=&quot;&quot;; [.A6] = &quot;&quot;) ; &quot;&quot;; ([.A6]-[.A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5]=&quot;&quot;; [.F6] = &quot;&quot;) ; &quot;&quot;; ([.F6]-[.F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5]=&quot;&quot;; [.K6] = &quot;&quot;) ; &quot;&quot;; ([.K6]-[.K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5]=&quot;&quot;; [.P6] = &quot;&quot;) ; &quot;&quot;; ([.P6]-[.P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5]=&quot;&quot;; [.U6] = &quot;&quot;) ; &quot;&quot;; ([.U6]-[.U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5]=&quot;&quot;; [.Z6] = &quot;&quot;) ; &quot;&quot;; ([.Z6]-[.Z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5]=&quot;&quot;; [.AE6] = &quot;&quot;) ; &quot;&quot;; ([.AE6]-[.AE5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6]=&quot;&quot;; [.A7] = &quot;&quot;) ; &quot;&quot;; ([.A7]-[.A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6]=&quot;&quot;; [.F7] = &quot;&quot;) ; &quot;&quot;; ([.F7]-[.F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6]=&quot;&quot;; [.K7] = &quot;&quot;) ; &quot;&quot;; ([.K7]-[.K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6]=&quot;&quot;; [.P7] = &quot;&quot;) ; &quot;&quot;; ([.P7]-[.P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6]=&quot;&quot;; [.U7] = &quot;&quot;) ; &quot;&quot;; ([.U7]-[.U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6]=&quot;&quot;; [.Z7] = &quot;&quot;) ; &quot;&quot;; ([.Z7]-[.Z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6]=&quot;&quot;; [.AE7] = &quot;&quot;) ; &quot;&quot;; ([.AE7]-[.AE6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7]=&quot;&quot;; [.A8] = &quot;&quot;) ; &quot;&quot;; ([.A8]-[.A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7]=&quot;&quot;; [.F8] = &quot;&quot;) ; &quot;&quot;; ([.F8]-[.F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7]=&quot;&quot;; [.K8] = &quot;&quot;) ; &quot;&quot;; ([.K8]-[.K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7]=&quot;&quot;; [.P8] = &quot;&quot;) ; &quot;&quot;; ([.P8]-[.P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7]=&quot;&quot;; [.U8] = &quot;&quot;) ; &quot;&quot;; ([.U8]-[.U7])*24)">
            <text:p/>
          </table:table-cell>
          <table:table-cell table:number-columns-repeated="3"/>
          <table:table-cell table:style-name="ce2"/>
          <table:table-cell table:style-name="ce3" table:formula="of:=IF(OR([.AB7]=&quot;&quot;; [.Z8] = &quot;&quot;) ; &quot;&quot;; ([.Z8]-[.Z7])*24)">
            <text:p/>
          </table:table-cell>
          <table:table-cell table:number-columns-repeated="3"/>
          <table:table-cell table:style-name="ce2"/>
          <table:table-cell table:style-name="ce3" table:formula="of:=IF(OR([.AG7]=&quot;&quot;; [.AE8] = &quot;&quot;) ; &quot;&quot;; ([.AE8]-[.AE7])*24)">
            <text:p/>
          </table:table-cell>
          <table:table-cell table:number-columns-repeated="16352"/>
        </table:table-row>
        <table:table-row table:style-name="ro1">
          <table:table-cell table:style-name="ce2"/>
          <table:table-cell table:style-name="ce3" table:formula="of:=IF(OR([.C8]=&quot;&quot;; [.A9] = &quot;&quot;) ; &quot;&quot;; ([.A9]-[.A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8]=&quot;&quot;; [.F9] = &quot;&quot;) ; &quot;&quot;; ([.F9]-[.F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8]=&quot;&quot;; [.K9] = &quot;&quot;) ; &quot;&quot;; ([.K9]-[.K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8]=&quot;&quot;; [.P9] = &quot;&quot;) ; &quot;&quot;; ([.P9]-[.P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8]=&quot;&quot;; [.U9] = &quot;&quot;) ; &quot;&quot;; ([.U9]-[.U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8]=&quot;&quot;; [.Z9] = &quot;&quot;) ; &quot;&quot;; ([.Z9]-[.Z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8]=&quot;&quot;; [.AE9] = &quot;&quot;) ; &quot;&quot;; ([.AE9]-[.AE8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9]=&quot;&quot;; [.A10] = &quot;&quot;) ; &quot;&quot;; ([.A10]-[.A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9]=&quot;&quot;; [.F10] = &quot;&quot;) ; &quot;&quot;; ([.F10]-[.F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9]=&quot;&quot;; [.K10] = &quot;&quot;) ; &quot;&quot;; ([.K10]-[.K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9]=&quot;&quot;; [.P10] = &quot;&quot;) ; &quot;&quot;; ([.P10]-[.P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9]=&quot;&quot;; [.U10] = &quot;&quot;) ; &quot;&quot;; ([.U10]-[.U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9]=&quot;&quot;; [.Z10] = &quot;&quot;) ; &quot;&quot;; ([.Z10]-[.Z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9]=&quot;&quot;; [.AE10] = &quot;&quot;) ; &quot;&quot;; ([.AE10]-[.AE9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0]=&quot;&quot;; [.A11] = &quot;&quot;) ; &quot;&quot;; ([.A11]-[.A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0]=&quot;&quot;; [.F11] = &quot;&quot;) ; &quot;&quot;; ([.F11]-[.F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0]=&quot;&quot;; [.K11] = &quot;&quot;) ; &quot;&quot;; ([.K11]-[.K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0]=&quot;&quot;; [.P11] = &quot;&quot;) ; &quot;&quot;; ([.P11]-[.P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0]=&quot;&quot;; [.U11] = &quot;&quot;) ; &quot;&quot;; ([.U11]-[.U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0]=&quot;&quot;; [.Z11] = &quot;&quot;) ; &quot;&quot;; ([.Z11]-[.Z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0]=&quot;&quot;; [.AE11] = &quot;&quot;) ; &quot;&quot;; ([.AE11]-[.AE10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1]=&quot;&quot;; [.A12] = &quot;&quot;) ; &quot;&quot;; ([.A12]-[.A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1]=&quot;&quot;; [.F12] = &quot;&quot;) ; &quot;&quot;; ([.F12]-[.F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1]=&quot;&quot;; [.K12] = &quot;&quot;) ; &quot;&quot;; ([.K12]-[.K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1]=&quot;&quot;; [.P12] = &quot;&quot;) ; &quot;&quot;; ([.P12]-[.P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1]=&quot;&quot;; [.U12] = &quot;&quot;) ; &quot;&quot;; ([.U12]-[.U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1]=&quot;&quot;; [.Z12] = &quot;&quot;) ; &quot;&quot;; ([.Z12]-[.Z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1]=&quot;&quot;; [.AE12] = &quot;&quot;) ; &quot;&quot;; ([.AE12]-[.AE11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2]=&quot;&quot;; [.A13] = &quot;&quot;) ; &quot;&quot;; ([.A13]-[.A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2]=&quot;&quot;; [.F13] = &quot;&quot;) ; &quot;&quot;; ([.F13]-[.F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2]=&quot;&quot;; [.K13] = &quot;&quot;) ; &quot;&quot;; ([.K13]-[.K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2]=&quot;&quot;; [.P13] = &quot;&quot;) ; &quot;&quot;; ([.P13]-[.P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2]=&quot;&quot;; [.U13] = &quot;&quot;) ; &quot;&quot;; ([.U13]-[.U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2]=&quot;&quot;; [.Z13] = &quot;&quot;) ; &quot;&quot;; ([.Z13]-[.Z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2]=&quot;&quot;; [.AE13] = &quot;&quot;) ; &quot;&quot;; ([.AE13]-[.AE12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3]=&quot;&quot;; [.A14] = &quot;&quot;) ; &quot;&quot;; ([.A14]-[.A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3]=&quot;&quot;; [.F14] = &quot;&quot;) ; &quot;&quot;; ([.F14]-[.F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3]=&quot;&quot;; [.K14] = &quot;&quot;) ; &quot;&quot;; ([.K14]-[.K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3]=&quot;&quot;; [.P14] = &quot;&quot;) ; &quot;&quot;; ([.P14]-[.P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3]=&quot;&quot;; [.U14] = &quot;&quot;) ; &quot;&quot;; ([.U14]-[.U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3]=&quot;&quot;; [.Z14] = &quot;&quot;) ; &quot;&quot;; ([.Z14]-[.Z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3]=&quot;&quot;; [.AE14] = &quot;&quot;) ; &quot;&quot;; ([.AE14]-[.AE13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4]=&quot;&quot;; [.A15] = &quot;&quot;) ; &quot;&quot;; ([.A15]-[.A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4]=&quot;&quot;; [.F15] = &quot;&quot;) ; &quot;&quot;; ([.F15]-[.F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4]=&quot;&quot;; [.K15] = &quot;&quot;) ; &quot;&quot;; ([.K15]-[.K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4]=&quot;&quot;; [.P15] = &quot;&quot;) ; &quot;&quot;; ([.P15]-[.P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4]=&quot;&quot;; [.U15] = &quot;&quot;) ; &quot;&quot;; ([.U15]-[.U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4]=&quot;&quot;; [.Z15] = &quot;&quot;) ; &quot;&quot;; ([.Z15]-[.Z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4]=&quot;&quot;; [.AE15] = &quot;&quot;) ; &quot;&quot;; ([.AE15]-[.AE14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5]=&quot;&quot;; [.A16] = &quot;&quot;) ; &quot;&quot;; ([.A16]-[.A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5]=&quot;&quot;; [.F16] = &quot;&quot;) ; &quot;&quot;; ([.F16]-[.F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5]=&quot;&quot;; [.K16] = &quot;&quot;) ; &quot;&quot;; ([.K16]-[.K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5]=&quot;&quot;; [.P16] = &quot;&quot;) ; &quot;&quot;; ([.P16]-[.P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5]=&quot;&quot;; [.U16] = &quot;&quot;) ; &quot;&quot;; ([.U16]-[.U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5]=&quot;&quot;; [.Z16] = &quot;&quot;) ; &quot;&quot;; ([.Z16]-[.Z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5]=&quot;&quot;; [.AE16] = &quot;&quot;) ; &quot;&quot;; ([.AE16]-[.AE15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6]=&quot;&quot;; [.A17] = &quot;&quot;) ; &quot;&quot;; ([.A17]-[.A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6]=&quot;&quot;; [.F17] = &quot;&quot;) ; &quot;&quot;; ([.F17]-[.F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6]=&quot;&quot;; [.K17] = &quot;&quot;) ; &quot;&quot;; ([.K17]-[.K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6]=&quot;&quot;; [.P17] = &quot;&quot;) ; &quot;&quot;; ([.P17]-[.P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6]=&quot;&quot;; [.U17] = &quot;&quot;) ; &quot;&quot;; ([.U17]-[.U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6]=&quot;&quot;; [.Z17] = &quot;&quot;) ; &quot;&quot;; ([.Z17]-[.Z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6]=&quot;&quot;; [.AE17] = &quot;&quot;) ; &quot;&quot;; ([.AE17]-[.AE16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7]=&quot;&quot;; [.A18] = &quot;&quot;) ; &quot;&quot;; ([.A18]-[.A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7]=&quot;&quot;; [.F18] = &quot;&quot;) ; &quot;&quot;; ([.F18]-[.F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7]=&quot;&quot;; [.K18] = &quot;&quot;) ; &quot;&quot;; ([.K18]-[.K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7]=&quot;&quot;; [.P18] = &quot;&quot;) ; &quot;&quot;; ([.P18]-[.P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7]=&quot;&quot;; [.U18] = &quot;&quot;) ; &quot;&quot;; ([.U18]-[.U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7]=&quot;&quot;; [.Z18] = &quot;&quot;) ; &quot;&quot;; ([.Z18]-[.Z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7]=&quot;&quot;; [.AE18] = &quot;&quot;) ; &quot;&quot;; ([.AE18]-[.AE17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8]=&quot;&quot;; [.A19] = &quot;&quot;) ; &quot;&quot;; ([.A19]-[.A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8]=&quot;&quot;; [.F19] = &quot;&quot;) ; &quot;&quot;; ([.F19]-[.F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8]=&quot;&quot;; [.K19] = &quot;&quot;) ; &quot;&quot;; ([.K19]-[.K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8]=&quot;&quot;; [.P19] = &quot;&quot;) ; &quot;&quot;; ([.P19]-[.P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8]=&quot;&quot;; [.U19] = &quot;&quot;) ; &quot;&quot;; ([.U19]-[.U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8]=&quot;&quot;; [.Z19] = &quot;&quot;) ; &quot;&quot;; ([.Z19]-[.Z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8]=&quot;&quot;; [.AE19] = &quot;&quot;) ; &quot;&quot;; ([.AE19]-[.AE18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9]=&quot;&quot;; [.A20] = &quot;&quot;) ; &quot;&quot;; ([.A20]-[.A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9]=&quot;&quot;; [.F20] = &quot;&quot;) ; &quot;&quot;; ([.F20]-[.F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9]=&quot;&quot;; [.K20] = &quot;&quot;) ; &quot;&quot;; ([.K20]-[.K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9]=&quot;&quot;; [.P20] = &quot;&quot;) ; &quot;&quot;; ([.P20]-[.P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9]=&quot;&quot;; [.U20] = &quot;&quot;) ; &quot;&quot;; ([.U20]-[.U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9]=&quot;&quot;; [.Z20] = &quot;&quot;) ; &quot;&quot;; ([.Z20]-[.Z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9]=&quot;&quot;; [.AE20] = &quot;&quot;) ; &quot;&quot;; ([.AE20]-[.AE19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0]=&quot;&quot;; [.A21] = &quot;&quot;) ; &quot;&quot;; ([.A21]-[.A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0]=&quot;&quot;; [.F21] = &quot;&quot;) ; &quot;&quot;; ([.F21]-[.F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0]=&quot;&quot;; [.K21] = &quot;&quot;) ; &quot;&quot;; ([.K21]-[.K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0]=&quot;&quot;; [.P21] = &quot;&quot;) ; &quot;&quot;; ([.P21]-[.P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0]=&quot;&quot;; [.U21] = &quot;&quot;) ; &quot;&quot;; ([.U21]-[.U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0]=&quot;&quot;; [.Z21] = &quot;&quot;) ; &quot;&quot;; ([.Z21]-[.Z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0]=&quot;&quot;; [.AE21] = &quot;&quot;) ; &quot;&quot;; ([.AE21]-[.AE20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1]=&quot;&quot;; [.A22] = &quot;&quot;) ; &quot;&quot;; ([.A22]-[.A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1]=&quot;&quot;; [.F22] = &quot;&quot;) ; &quot;&quot;; ([.F22]-[.F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1]=&quot;&quot;; [.K22] = &quot;&quot;) ; &quot;&quot;; ([.K22]-[.K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1]=&quot;&quot;; [.P22] = &quot;&quot;) ; &quot;&quot;; ([.P22]-[.P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1]=&quot;&quot;; [.U22] = &quot;&quot;) ; &quot;&quot;; ([.U22]-[.U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1]=&quot;&quot;; [.Z22] = &quot;&quot;) ; &quot;&quot;; ([.Z22]-[.Z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1]=&quot;&quot;; [.AE22] = &quot;&quot;) ; &quot;&quot;; ([.AE22]-[.AE21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2]=&quot;&quot;; [.A23] = &quot;&quot;) ; &quot;&quot;; ([.A23]-[.A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2]=&quot;&quot;; [.F23] = &quot;&quot;) ; &quot;&quot;; ([.F23]-[.F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2]=&quot;&quot;; [.K23] = &quot;&quot;) ; &quot;&quot;; ([.K23]-[.K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2]=&quot;&quot;; [.P23] = &quot;&quot;) ; &quot;&quot;; ([.P23]-[.P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2]=&quot;&quot;; [.U23] = &quot;&quot;) ; &quot;&quot;; ([.U23]-[.U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2]=&quot;&quot;; [.Z23] = &quot;&quot;) ; &quot;&quot;; ([.Z23]-[.Z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2]=&quot;&quot;; [.AE23] = &quot;&quot;) ; &quot;&quot;; ([.AE23]-[.AE22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3]=&quot;&quot;; [.A24] = &quot;&quot;) ; &quot;&quot;; ([.A24]-[.A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3]=&quot;&quot;; [.F24] = &quot;&quot;) ; &quot;&quot;; ([.F24]-[.F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3]=&quot;&quot;; [.K24] = &quot;&quot;) ; &quot;&quot;; ([.K24]-[.K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3]=&quot;&quot;; [.P24] = &quot;&quot;) ; &quot;&quot;; ([.P24]-[.P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3]=&quot;&quot;; [.U24] = &quot;&quot;) ; &quot;&quot;; ([.U24]-[.U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3]=&quot;&quot;; [.Z24] = &quot;&quot;) ; &quot;&quot;; ([.Z24]-[.Z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3]=&quot;&quot;; [.AE24] = &quot;&quot;) ; &quot;&quot;; ([.AE24]-[.AE23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4]=&quot;&quot;; [.A25] = &quot;&quot;) ; &quot;&quot;; ([.A25]-[.A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4]=&quot;&quot;; [.F25] = &quot;&quot;) ; &quot;&quot;; ([.F25]-[.F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4]=&quot;&quot;; [.K25] = &quot;&quot;) ; &quot;&quot;; ([.K25]-[.K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4]=&quot;&quot;; [.P25] = &quot;&quot;) ; &quot;&quot;; ([.P25]-[.P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4]=&quot;&quot;; [.U25] = &quot;&quot;) ; &quot;&quot;; ([.U25]-[.U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4]=&quot;&quot;; [.Z25] = &quot;&quot;) ; &quot;&quot;; ([.Z25]-[.Z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4]=&quot;&quot;; [.AE25] = &quot;&quot;) ; &quot;&quot;; ([.AE25]-[.AE24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5]=&quot;&quot;; [.A26] = &quot;&quot;) ; &quot;&quot;; ([.A26]-[.A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5]=&quot;&quot;; [.F26] = &quot;&quot;) ; &quot;&quot;; ([.F26]-[.F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5]=&quot;&quot;; [.K26] = &quot;&quot;) ; &quot;&quot;; ([.K26]-[.K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5]=&quot;&quot;; [.P26] = &quot;&quot;) ; &quot;&quot;; ([.P26]-[.P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5]=&quot;&quot;; [.U26] = &quot;&quot;) ; &quot;&quot;; ([.U26]-[.U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5]=&quot;&quot;; [.Z26] = &quot;&quot;) ; &quot;&quot;; ([.Z26]-[.Z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5]=&quot;&quot;; [.AE26] = &quot;&quot;) ; &quot;&quot;; ([.AE26]-[.AE25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Total Hours</text:p>
          </table:table-cell>
          <table:table-cell table:formula="of:=SUM([.B3:.B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G3:.G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L3:.L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Q3:.Q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V3:.V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AA3:.AA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AF3:.AF26])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6353"/>
        </table:table-row>
        <table:table-row table:style-name="ro1">
          <table:table-cell office:value-type="string" calcext:value-type="string">
            <text:p>Work until (Breakeven)</text:p>
          </table:table-cell>
          <table:table-cell table:style-name="ce1" table:formula="of:=IF([.A3]=&quot;&quot;;&quot;&quot;;MAX([.A3:.A25])+(CEILING(([.B32]-[.B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F3]=&quot;&quot;;&quot;&quot;;MAX([.F3:.F25])+(CEILING(([.G32]-[.G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K3]=&quot;&quot;;&quot;&quot;;MAX([.K3:.K25])+(CEILING(([.L32]-[.L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P3]=&quot;&quot;;&quot;&quot;;MAX([.P3:.P25])+(CEILING(([.Q32]-[.Q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U3]=&quot;&quot;;&quot;&quot;;MAX([.U3:.U25])+(CEILING(([.V32]-[.V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Z3]=&quot;&quot;;&quot;&quot;;MAX([.Z3:.Z25])+(CEILING(([.AA32]-[.AA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AE3]=&quot;&quot;;&quot;&quot;;MAX([.AE3:.AE25])+(CEILING(([.AF32]-[.AF27])*4)/4)/24)">
            <text:p/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Work until (Total)</text:p>
          </table:table-cell>
          <table:table-cell table:style-name="ce1" table:formula="of:=IF([.A3]=&quot;&quot;;&quot;&quot;;MAX([.A3:.A25])+(CEILING(([.B33]-[.B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F3]=&quot;&quot;;&quot;&quot;;MAX([.F3:.F25])+(CEILING(([.G33]-[.G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K3]=&quot;&quot;;&quot;&quot;;MAX([.K3:.K25])+(CEILING(([.L33]-[.L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P3]=&quot;&quot;;&quot;&quot;;MAX([.P3:.P25])+(CEILING(([.Q33]-[.Q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U3]=&quot;&quot;;&quot;&quot;;MAX([.U3:.U25])+(CEILING(([.V33]-[.V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Z3]=&quot;&quot;;&quot;&quot;;MAX([.Z3:.Z25])+(CEILING(([.AA33]-[.AA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AE3]=&quot;&quot;;&quot;&quot;;MAX([.AE3:.AE25])+(CEILING(([.AF33]-[.AF27])*4)/4)/24)">
            <text:p/>
          </table:table-cell>
          <table:table-cell table:style-name="ce1"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6" office:value-type="string" calcext:value-type="string">
            <text:p>Soll effektiv</text:p>
          </table:table-cell>
          <table:table-cell table:style-name="ce6" table:formula="of:=([.B32]+[.B42])" office:value-type="float" office:value="8.4" calcext:value-type="float">
            <text:p>8.4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G32]+[.B33])-[.B27]" office:value-type="float" office:value="16.8" calcext:value-type="float">
            <text:p>16.8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L32]+[.G33])-[.G27]" office:value-type="float" office:value="25.2" calcext:value-type="float">
            <text:p>25.2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Q32]+[.L33])-[.L27]" office:value-type="float" office:value="33.6" calcext:value-type="float">
            <text:p>33.6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V32]+[.Q33])-[.Q27]" office:value-type="float" office:value="42" calcext:value-type="float">
            <text:p>42.0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AA32]+[.V33])-[.V27]" office:value-type="float" office:value="42" calcext:value-type="float">
            <text:p>42.0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AF32]+[.AA33])-[.AA27]" office:value-type="float" office:value="42" calcext:value-type="float">
            <text:p>42.0</text:p>
          </table:table-cell>
          <table:table-cell table:style-name="ce6" table:number-columns-repeated="992"/>
          <table:table-cell table:number-columns-repeated="15360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Default" office:value-type="string" calcext:value-type="string">
            <text:p>Summe Woche</text:p>
          </table:table-cell>
          <table:table-cell table:formula="of:=SUM([.$A27:.$AMJ27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p Project work (implementation / project management)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u Writing automated tests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q QA &amp; testing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oll</text:p>
          </table:table-cell>
          <table:table-cell table:number-columns-repeated="4"/>
          <table:table-cell office:value-type="string" calcext:value-type="string">
            <text:p>#r Requirements engineering and specification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Wochensoll</text:p>
          </table:table-cell>
          <table:table-cell table:style-name="ce6" table:formula="of:=SUM([.$A32:.$AMJ32])" office:value-type="float" office:value="42" calcext:value-type="float">
            <text:p>42.0</text:p>
          </table:table-cell>
          <table:table-cell table:number-columns-repeated="3"/>
          <table:table-cell office:value-type="string" calcext:value-type="string">
            <text:p>#s Support &amp; operations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Von Vorwoche</text:p>
          </table:table-cell>
          <table:table-cell table:style-name="ce6"/>
          <table:table-cell table:number-columns-repeated="3"/>
          <table:table-cell office:value-type="string" calcext:value-type="string">
            <text:p>#b Bug fixing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Für nächste W</text:p>
          </table:table-cell>
          <table:table-cell table:style-name="ce6" table:formula="of:=[.B41]+[.B42]-[.B37]" office:value-type="float" office:value="42" calcext:value-type="float">
            <text:p>42.0</text:p>
          </table:table-cell>
          <table:table-cell table:number-columns-repeated="3"/>
          <table:table-cell office:value-type="string" calcext:value-type="string">
            <text:p>#e Estimations and pre-project work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Für nächste W (2. Rechenweg)</text:p>
          </table:table-cell>
          <table:table-cell table:style-name="ce6" table:formula="of:=[.AF33]-[.AF27]" office:value-type="float" office:value="42" calcext:value-type="float">
            <text:p>42.0</text:p>
          </table:table-cell>
          <table:table-cell table:number-columns-repeated="3"/>
          <table:table-cell office:value-type="string" calcext:value-type="string">
            <text:p>#a Administration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l Leads and sales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i Internal work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#t Training and teaching</text:p>
          </table:table-cell>
          <table:table-cell table:number-columns-repeated="16378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2-W37 -- 2022-09-12 to 2022-09-18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50" table:default-cell-style-name="Default"/>
        <table:table-row table:style-name="ro1">
          <table:table-cell office:value-type="string" calcext:value-type="string">
            <text:p>Monday</text:p>
          </table:table-cell>
          <table:table-cell table:number-columns-repeated="4"/>
          <table:table-cell table:style-name="ce1" office:value-type="string" calcext:value-type="string">
            <text:p>Tuesday</text:p>
          </table:table-cell>
          <table:table-cell table:number-columns-repeated="4"/>
          <table:table-cell table:style-name="ce1" office:value-type="string" calcext:value-type="string">
            <text:p>Wednesday</text:p>
          </table:table-cell>
          <table:table-cell table:number-columns-repeated="4"/>
          <table:table-cell table:style-name="ce1" office:value-type="string" calcext:value-type="string">
            <text:p>Thursday</text:p>
          </table:table-cell>
          <table:table-cell table:number-columns-repeated="4"/>
          <table:table-cell table:style-name="ce1" office:value-type="string" calcext:value-type="string">
            <text:p>Friday</text:p>
          </table:table-cell>
          <table:table-cell table:number-columns-repeated="4"/>
          <table:table-cell table:style-name="ce1" office:value-type="string" calcext:value-type="string">
            <text:p>Saturday</text:p>
          </table:table-cell>
          <table:table-cell table:number-columns-repeated="4"/>
          <table:table-cell table:style-name="ce1" office:value-type="string" calcext:value-type="string">
            <text:p>Sunday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ment</text:p>
          </table:table-cell>
          <table:table-cell table:number-columns-repeated="16350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3]=&quot;&quot;; [.K4] = &quot;&quot;) ; &quot;&quot;; ([.K4]-[.K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3]=&quot;&quot;; [.P4] = &quot;&quot;) ; &quot;&quot;; ([.P4]-[.P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3]=&quot;&quot;; [.U4] = &quot;&quot;) ; &quot;&quot;; ([.U4]-[.U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3]=&quot;&quot;; [.Z4] = &quot;&quot;) ; &quot;&quot;; ([.Z4]-[.Z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3]=&quot;&quot;; [.AE4] = &quot;&quot;) ; &quot;&quot;; ([.AE4]-[.AE3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4]=&quot;&quot;; [.K5] = &quot;&quot;) ; &quot;&quot;; ([.K5]-[.K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4]=&quot;&quot;; [.P5] = &quot;&quot;) ; &quot;&quot;; ([.P5]-[.P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4]=&quot;&quot;; [.U5] = &quot;&quot;) ; &quot;&quot;; ([.U5]-[.U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4]=&quot;&quot;; [.Z5] = &quot;&quot;) ; &quot;&quot;; ([.Z5]-[.Z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4]=&quot;&quot;; [.AE5] = &quot;&quot;) ; &quot;&quot;; ([.AE5]-[.AE4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5]=&quot;&quot;; [.K6] = &quot;&quot;) ; &quot;&quot;; ([.K6]-[.K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5]=&quot;&quot;; [.P6] = &quot;&quot;) ; &quot;&quot;; ([.P6]-[.P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5]=&quot;&quot;; [.U6] = &quot;&quot;) ; &quot;&quot;; ([.U6]-[.U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5]=&quot;&quot;; [.Z6] = &quot;&quot;) ; &quot;&quot;; ([.Z6]-[.Z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5]=&quot;&quot;; [.AE6] = &quot;&quot;) ; &quot;&quot;; ([.AE6]-[.AE5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6]=&quot;&quot;; [.K7] = &quot;&quot;) ; &quot;&quot;; ([.K7]-[.K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6]=&quot;&quot;; [.P7] = &quot;&quot;) ; &quot;&quot;; ([.P7]-[.P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6]=&quot;&quot;; [.U7] = &quot;&quot;) ; &quot;&quot;; ([.U7]-[.U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6]=&quot;&quot;; [.Z7] = &quot;&quot;) ; &quot;&quot;; ([.Z7]-[.Z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6]=&quot;&quot;; [.AE7] = &quot;&quot;) ; &quot;&quot;; ([.AE7]-[.AE6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7]=&quot;&quot;; [.K8] = &quot;&quot;) ; &quot;&quot;; ([.K8]-[.K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7]=&quot;&quot;; [.P8] = &quot;&quot;) ; &quot;&quot;; ([.P8]-[.P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7]=&quot;&quot;; [.U8] = &quot;&quot;) ; &quot;&quot;; ([.U8]-[.U7])*24)">
            <text:p/>
          </table:table-cell>
          <table:table-cell table:number-columns-repeated="3"/>
          <table:table-cell table:style-name="ce2"/>
          <table:table-cell table:style-name="ce3" table:formula="of:=IF(OR([.AB7]=&quot;&quot;; [.Z8] = &quot;&quot;) ; &quot;&quot;; ([.Z8]-[.Z7])*24)">
            <text:p/>
          </table:table-cell>
          <table:table-cell table:number-columns-repeated="3"/>
          <table:table-cell table:style-name="ce2"/>
          <table:table-cell table:style-name="ce3" table:formula="of:=IF(OR([.AG7]=&quot;&quot;; [.AE8] = &quot;&quot;) ; &quot;&quot;; ([.AE8]-[.AE7])*24)">
            <text:p/>
          </table:table-cell>
          <table:table-cell table:number-columns-repeated="16352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8]=&quot;&quot;; [.K9] = &quot;&quot;) ; &quot;&quot;; ([.K9]-[.K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8]=&quot;&quot;; [.P9] = &quot;&quot;) ; &quot;&quot;; ([.P9]-[.P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8]=&quot;&quot;; [.U9] = &quot;&quot;) ; &quot;&quot;; ([.U9]-[.U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8]=&quot;&quot;; [.Z9] = &quot;&quot;) ; &quot;&quot;; ([.Z9]-[.Z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8]=&quot;&quot;; [.AE9] = &quot;&quot;) ; &quot;&quot;; ([.AE9]-[.AE8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9]=&quot;&quot;; [.K10] = &quot;&quot;) ; &quot;&quot;; ([.K10]-[.K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9]=&quot;&quot;; [.P10] = &quot;&quot;) ; &quot;&quot;; ([.P10]-[.P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9]=&quot;&quot;; [.U10] = &quot;&quot;) ; &quot;&quot;; ([.U10]-[.U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9]=&quot;&quot;; [.Z10] = &quot;&quot;) ; &quot;&quot;; ([.Z10]-[.Z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9]=&quot;&quot;; [.AE10] = &quot;&quot;) ; &quot;&quot;; ([.AE10]-[.AE9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10]=&quot;&quot;; [.K11] = &quot;&quot;) ; &quot;&quot;; ([.K11]-[.K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0]=&quot;&quot;; [.P11] = &quot;&quot;) ; &quot;&quot;; ([.P11]-[.P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0]=&quot;&quot;; [.U11] = &quot;&quot;) ; &quot;&quot;; ([.U11]-[.U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0]=&quot;&quot;; [.Z11] = &quot;&quot;) ; &quot;&quot;; ([.Z11]-[.Z1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0]=&quot;&quot;; [.AE11] = &quot;&quot;) ; &quot;&quot;; ([.AE11]-[.AE10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11]=&quot;&quot;; [.K12] = &quot;&quot;) ; &quot;&quot;; ([.K12]-[.K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1]=&quot;&quot;; [.P12] = &quot;&quot;) ; &quot;&quot;; ([.P12]-[.P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1]=&quot;&quot;; [.U12] = &quot;&quot;) ; &quot;&quot;; ([.U12]-[.U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1]=&quot;&quot;; [.Z12] = &quot;&quot;) ; &quot;&quot;; ([.Z12]-[.Z1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1]=&quot;&quot;; [.AE12] = &quot;&quot;) ; &quot;&quot;; ([.AE12]-[.AE11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12]=&quot;&quot;; [.K13] = &quot;&quot;) ; &quot;&quot;; ([.K13]-[.K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2]=&quot;&quot;; [.P13] = &quot;&quot;) ; &quot;&quot;; ([.P13]-[.P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2]=&quot;&quot;; [.U13] = &quot;&quot;) ; &quot;&quot;; ([.U13]-[.U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2]=&quot;&quot;; [.Z13] = &quot;&quot;) ; &quot;&quot;; ([.Z13]-[.Z1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2]=&quot;&quot;; [.AE13] = &quot;&quot;) ; &quot;&quot;; ([.AE13]-[.AE12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13]=&quot;&quot;; [.K14] = &quot;&quot;) ; &quot;&quot;; ([.K14]-[.K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3]=&quot;&quot;; [.P14] = &quot;&quot;) ; &quot;&quot;; ([.P14]-[.P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3]=&quot;&quot;; [.U14] = &quot;&quot;) ; &quot;&quot;; ([.U14]-[.U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3]=&quot;&quot;; [.Z14] = &quot;&quot;) ; &quot;&quot;; ([.Z14]-[.Z1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3]=&quot;&quot;; [.AE14] = &quot;&quot;) ; &quot;&quot;; ([.AE14]-[.AE13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14]=&quot;&quot;; [.K15] = &quot;&quot;) ; &quot;&quot;; ([.K15]-[.K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4]=&quot;&quot;; [.P15] = &quot;&quot;) ; &quot;&quot;; ([.P15]-[.P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4]=&quot;&quot;; [.U15] = &quot;&quot;) ; &quot;&quot;; ([.U15]-[.U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4]=&quot;&quot;; [.Z15] = &quot;&quot;) ; &quot;&quot;; ([.Z15]-[.Z1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4]=&quot;&quot;; [.AE15] = &quot;&quot;) ; &quot;&quot;; ([.AE15]-[.AE14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number-columns-repeated="2"/>
          <table:table-cell table:number-columns-repeated="2"/>
          <table:table-cell table:style-name="ce2"/>
          <table:table-cell table:style-name="ce3" table:formula="of:=IF(OR([.M15]=&quot;&quot;; [.K16] = &quot;&quot;) ; &quot;&quot;; ([.K16]-[.K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5]=&quot;&quot;; [.P16] = &quot;&quot;) ; &quot;&quot;; ([.P16]-[.P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5]=&quot;&quot;; [.U16] = &quot;&quot;) ; &quot;&quot;; ([.U16]-[.U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5]=&quot;&quot;; [.Z16] = &quot;&quot;) ; &quot;&quot;; ([.Z16]-[.Z1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5]=&quot;&quot;; [.AE16] = &quot;&quot;) ; &quot;&quot;; ([.AE16]-[.AE15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6]=&quot;&quot;; [.A17] = &quot;&quot;) ; &quot;&quot;; ([.A17]-[.A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6]=&quot;&quot;; [.F17] = &quot;&quot;) ; &quot;&quot;; ([.F17]-[.F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6]=&quot;&quot;; [.K17] = &quot;&quot;) ; &quot;&quot;; ([.K17]-[.K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6]=&quot;&quot;; [.P17] = &quot;&quot;) ; &quot;&quot;; ([.P17]-[.P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6]=&quot;&quot;; [.U17] = &quot;&quot;) ; &quot;&quot;; ([.U17]-[.U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6]=&quot;&quot;; [.Z17] = &quot;&quot;) ; &quot;&quot;; ([.Z17]-[.Z16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6]=&quot;&quot;; [.AE17] = &quot;&quot;) ; &quot;&quot;; ([.AE17]-[.AE16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7]=&quot;&quot;; [.A18] = &quot;&quot;) ; &quot;&quot;; ([.A18]-[.A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7]=&quot;&quot;; [.F18] = &quot;&quot;) ; &quot;&quot;; ([.F18]-[.F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7]=&quot;&quot;; [.K18] = &quot;&quot;) ; &quot;&quot;; ([.K18]-[.K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7]=&quot;&quot;; [.P18] = &quot;&quot;) ; &quot;&quot;; ([.P18]-[.P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7]=&quot;&quot;; [.U18] = &quot;&quot;) ; &quot;&quot;; ([.U18]-[.U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7]=&quot;&quot;; [.Z18] = &quot;&quot;) ; &quot;&quot;; ([.Z18]-[.Z17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7]=&quot;&quot;; [.AE18] = &quot;&quot;) ; &quot;&quot;; ([.AE18]-[.AE17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8]=&quot;&quot;; [.A19] = &quot;&quot;) ; &quot;&quot;; ([.A19]-[.A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8]=&quot;&quot;; [.F19] = &quot;&quot;) ; &quot;&quot;; ([.F19]-[.F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8]=&quot;&quot;; [.K19] = &quot;&quot;) ; &quot;&quot;; ([.K19]-[.K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8]=&quot;&quot;; [.P19] = &quot;&quot;) ; &quot;&quot;; ([.P19]-[.P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8]=&quot;&quot;; [.U19] = &quot;&quot;) ; &quot;&quot;; ([.U19]-[.U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8]=&quot;&quot;; [.Z19] = &quot;&quot;) ; &quot;&quot;; ([.Z19]-[.Z18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8]=&quot;&quot;; [.AE19] = &quot;&quot;) ; &quot;&quot;; ([.AE19]-[.AE18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19]=&quot;&quot;; [.A20] = &quot;&quot;) ; &quot;&quot;; ([.A20]-[.A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19]=&quot;&quot;; [.F20] = &quot;&quot;) ; &quot;&quot;; ([.F20]-[.F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19]=&quot;&quot;; [.K20] = &quot;&quot;) ; &quot;&quot;; ([.K20]-[.K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19]=&quot;&quot;; [.P20] = &quot;&quot;) ; &quot;&quot;; ([.P20]-[.P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19]=&quot;&quot;; [.U20] = &quot;&quot;) ; &quot;&quot;; ([.U20]-[.U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19]=&quot;&quot;; [.Z20] = &quot;&quot;) ; &quot;&quot;; ([.Z20]-[.Z19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19]=&quot;&quot;; [.AE20] = &quot;&quot;) ; &quot;&quot;; ([.AE20]-[.AE19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0]=&quot;&quot;; [.A21] = &quot;&quot;) ; &quot;&quot;; ([.A21]-[.A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0]=&quot;&quot;; [.F21] = &quot;&quot;) ; &quot;&quot;; ([.F21]-[.F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0]=&quot;&quot;; [.K21] = &quot;&quot;) ; &quot;&quot;; ([.K21]-[.K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0]=&quot;&quot;; [.P21] = &quot;&quot;) ; &quot;&quot;; ([.P21]-[.P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0]=&quot;&quot;; [.U21] = &quot;&quot;) ; &quot;&quot;; ([.U21]-[.U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0]=&quot;&quot;; [.Z21] = &quot;&quot;) ; &quot;&quot;; ([.Z21]-[.Z20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0]=&quot;&quot;; [.AE21] = &quot;&quot;) ; &quot;&quot;; ([.AE21]-[.AE20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1]=&quot;&quot;; [.A22] = &quot;&quot;) ; &quot;&quot;; ([.A22]-[.A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1]=&quot;&quot;; [.F22] = &quot;&quot;) ; &quot;&quot;; ([.F22]-[.F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1]=&quot;&quot;; [.K22] = &quot;&quot;) ; &quot;&quot;; ([.K22]-[.K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1]=&quot;&quot;; [.P22] = &quot;&quot;) ; &quot;&quot;; ([.P22]-[.P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1]=&quot;&quot;; [.U22] = &quot;&quot;) ; &quot;&quot;; ([.U22]-[.U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1]=&quot;&quot;; [.Z22] = &quot;&quot;) ; &quot;&quot;; ([.Z22]-[.Z21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1]=&quot;&quot;; [.AE22] = &quot;&quot;) ; &quot;&quot;; ([.AE22]-[.AE21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2]=&quot;&quot;; [.A23] = &quot;&quot;) ; &quot;&quot;; ([.A23]-[.A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2]=&quot;&quot;; [.F23] = &quot;&quot;) ; &quot;&quot;; ([.F23]-[.F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2]=&quot;&quot;; [.K23] = &quot;&quot;) ; &quot;&quot;; ([.K23]-[.K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2]=&quot;&quot;; [.P23] = &quot;&quot;) ; &quot;&quot;; ([.P23]-[.P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2]=&quot;&quot;; [.U23] = &quot;&quot;) ; &quot;&quot;; ([.U23]-[.U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2]=&quot;&quot;; [.Z23] = &quot;&quot;) ; &quot;&quot;; ([.Z23]-[.Z22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2]=&quot;&quot;; [.AE23] = &quot;&quot;) ; &quot;&quot;; ([.AE23]-[.AE22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3]=&quot;&quot;; [.A24] = &quot;&quot;) ; &quot;&quot;; ([.A24]-[.A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3]=&quot;&quot;; [.F24] = &quot;&quot;) ; &quot;&quot;; ([.F24]-[.F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3]=&quot;&quot;; [.K24] = &quot;&quot;) ; &quot;&quot;; ([.K24]-[.K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3]=&quot;&quot;; [.P24] = &quot;&quot;) ; &quot;&quot;; ([.P24]-[.P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3]=&quot;&quot;; [.U24] = &quot;&quot;) ; &quot;&quot;; ([.U24]-[.U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3]=&quot;&quot;; [.Z24] = &quot;&quot;) ; &quot;&quot;; ([.Z24]-[.Z23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3]=&quot;&quot;; [.AE24] = &quot;&quot;) ; &quot;&quot;; ([.AE24]-[.AE23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4]=&quot;&quot;; [.A25] = &quot;&quot;) ; &quot;&quot;; ([.A25]-[.A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4]=&quot;&quot;; [.F25] = &quot;&quot;) ; &quot;&quot;; ([.F25]-[.F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4]=&quot;&quot;; [.K25] = &quot;&quot;) ; &quot;&quot;; ([.K25]-[.K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4]=&quot;&quot;; [.P25] = &quot;&quot;) ; &quot;&quot;; ([.P25]-[.P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4]=&quot;&quot;; [.U25] = &quot;&quot;) ; &quot;&quot;; ([.U25]-[.U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4]=&quot;&quot;; [.Z25] = &quot;&quot;) ; &quot;&quot;; ([.Z25]-[.Z24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4]=&quot;&quot;; [.AE25] = &quot;&quot;) ; &quot;&quot;; ([.AE25]-[.AE24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 table:style-name="ce2"/>
          <table:table-cell table:style-name="ce3" table:formula="of:=IF(OR([.C25]=&quot;&quot;; [.A26] = &quot;&quot;) ; &quot;&quot;; ([.A26]-[.A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H25]=&quot;&quot;; [.F26] = &quot;&quot;) ; &quot;&quot;; ([.F26]-[.F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M25]=&quot;&quot;; [.K26] = &quot;&quot;) ; &quot;&quot;; ([.K26]-[.K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R25]=&quot;&quot;; [.P26] = &quot;&quot;) ; &quot;&quot;; ([.P26]-[.P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W25]=&quot;&quot;; [.U26] = &quot;&quot;) ; &quot;&quot;; ([.U26]-[.U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B25]=&quot;&quot;; [.Z26] = &quot;&quot;) ; &quot;&quot;; ([.Z26]-[.Z25])*24)">
            <text:p/>
          </table:table-cell>
          <table:table-cell table:style-name="ce3"/>
          <table:table-cell table:number-columns-repeated="2"/>
          <table:table-cell table:style-name="ce2"/>
          <table:table-cell table:style-name="ce3" table:formula="of:=IF(OR([.AG25]=&quot;&quot;; [.AE26] = &quot;&quot;) ; &quot;&quot;; ([.AE26]-[.AE25])*24)">
            <text:p/>
          </table:table-cell>
          <table:table-cell table:style-name="ce3"/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Total Hours</text:p>
          </table:table-cell>
          <table:table-cell table:formula="of:=SUM([.B3:.B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G3:.G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L3:.L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Q3:.Q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V3:.V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AA3:.AA26]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otal Hours</text:p>
          </table:table-cell>
          <table:table-cell table:formula="of:=SUM([.AF3:.AF26])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6353"/>
        </table:table-row>
        <table:table-row table:style-name="ro1">
          <table:table-cell office:value-type="string" calcext:value-type="string">
            <text:p>Work until (Breakeven)</text:p>
          </table:table-cell>
          <table:table-cell table:style-name="ce1" table:formula="of:=IF([.A3]=&quot;&quot;;&quot;&quot;;MAX([.A3:.A25])+(CEILING(([.B32]-[.B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F3]=&quot;&quot;;&quot;&quot;;MAX([.F3:.F25])+(CEILING(([.G32]-[.G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K3]=&quot;&quot;;&quot;&quot;;MAX([.K3:.K25])+(CEILING(([.L32]-[.L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P3]=&quot;&quot;;&quot;&quot;;MAX([.P3:.P25])+(CEILING(([.Q32]-[.Q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U3]=&quot;&quot;;&quot;&quot;;MAX([.U3:.U25])+(CEILING(([.V32]-[.V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Z3]=&quot;&quot;;&quot;&quot;;MAX([.Z3:.Z25])+(CEILING(([.AA32]-[.AA27])*4)/4)/24)">
            <text:p/>
          </table:table-cell>
          <table:table-cell table:number-columns-repeated="3"/>
          <table:table-cell table:style-name="ce1" office:value-type="string" calcext:value-type="string">
            <text:p>Work until (Breakeven)</text:p>
          </table:table-cell>
          <table:table-cell table:style-name="ce1" table:formula="of:=IF([.AE3]=&quot;&quot;;&quot;&quot;;MAX([.AE3:.AE25])+(CEILING(([.AF32]-[.AF27])*4)/4)/24)">
            <text:p/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Work until (Total)</text:p>
          </table:table-cell>
          <table:table-cell table:style-name="ce1" table:formula="of:=IF([.A3]=&quot;&quot;;&quot;&quot;;MAX([.A3:.A25])+(CEILING(([.B33]-[.B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F3]=&quot;&quot;;&quot;&quot;;MAX([.F3:.F25])+(CEILING(([.G33]-[.G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K3]=&quot;&quot;;&quot;&quot;;MAX([.K3:.K25])+(CEILING(([.L33]-[.L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P3]=&quot;&quot;;&quot;&quot;;MAX([.P3:.P25])+(CEILING(([.Q33]-[.Q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U3]=&quot;&quot;;&quot;&quot;;MAX([.U3:.U25])+(CEILING(([.V33]-[.V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Z3]=&quot;&quot;;&quot;&quot;;MAX([.Z3:.Z25])+(CEILING(([.AA33]-[.AA27])*4)/4)/24)">
            <text:p/>
          </table:table-cell>
          <table:table-cell table:style-name="ce1"/>
          <table:table-cell table:number-columns-repeated="2"/>
          <table:table-cell table:style-name="ce1" office:value-type="string" calcext:value-type="string">
            <text:p>Work until (Total)</text:p>
          </table:table-cell>
          <table:table-cell table:style-name="ce1" table:formula="of:=IF([.AE3]=&quot;&quot;;&quot;&quot;;MAX([.AE3:.AE25])+(CEILING(([.AF33]-[.AF27])*4)/4)/24)">
            <text:p/>
          </table:table-cell>
          <table:table-cell table:style-name="ce1"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gessoll</text:p>
          </table:table-cell>
          <table:table-cell table:formula="of:=42/5/2" office:value-type="float" office:value="4.2" calcext:value-type="float">
            <text:p>4.2</text:p>
          </table:table-cell>
          <table:table-cell office:value-type="string" calcext:value-type="string">
            <text:p>Knabenschiessen</text:p>
          </table:table-cell>
          <table:table-cell table:number-columns-repeated="2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table:formula="of:=42/5" office:value-type="float" office:value="8.4" calcext:value-type="float">
            <text:p>8.4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Tagessoll</text:p>
          </table:table-cell>
          <table:table-cell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6" office:value-type="string" calcext:value-type="string">
            <text:p>Soll effektiv</text:p>
          </table:table-cell>
          <table:table-cell table:style-name="ce6" table:formula="of:=([.B32]+[.B42])" office:value-type="string" office:string-value="" calcext:value-type="error">
            <text:p>#REF!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G32]+[.B33])-[.B27]" office:value-type="string" office:string-value="" calcext:value-type="error">
            <text:p>#REF!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L32]+[.G33])-[.G27]" office:value-type="string" office:string-value="" calcext:value-type="error">
            <text:p>#REF!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Q32]+[.L33])-[.L27]" office:value-type="string" office:string-value="" calcext:value-type="error">
            <text:p>#REF!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V32]+[.Q33])-[.Q27]" office:value-type="string" office:string-value="" calcext:value-type="error">
            <text:p>#REF!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AA32]+[.V33])-[.V27]" office:value-type="string" office:string-value="" calcext:value-type="error">
            <text:p>#REF!</text:p>
          </table:table-cell>
          <table:table-cell table:style-name="ce6" table:number-columns-repeated="3"/>
          <table:table-cell table:style-name="ce6" office:value-type="string" calcext:value-type="string">
            <text:p>Soll effektiv</text:p>
          </table:table-cell>
          <table:table-cell table:style-name="ce6" table:formula="of:=([.AF32]+[.AA33])-[.AA27]" office:value-type="string" office:string-value="" calcext:value-type="error">
            <text:p>#REF!</text:p>
          </table:table-cell>
          <table:table-cell table:style-name="ce6" table:number-columns-repeated="992"/>
          <table:table-cell table:number-columns-repeated="15360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Default" office:value-type="string" calcext:value-type="string">
            <text:p>Summe Woche</text:p>
          </table:table-cell>
          <table:table-cell table:formula="of:=SUM([.$A27:.$AMJ27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p Project work (implementation / project management)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u Writing automated tests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q QA &amp; testing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oll</text:p>
          </table:table-cell>
          <table:table-cell table:number-columns-repeated="4"/>
          <table:table-cell office:value-type="string" calcext:value-type="string">
            <text:p>#r Requirements engineering and specification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Wochensoll</text:p>
          </table:table-cell>
          <table:table-cell table:style-name="ce6" table:formula="of:=SUM([.$A32:.$AMJ32])" office:value-type="float" office:value="37.8" calcext:value-type="float">
            <text:p>37.8</text:p>
          </table:table-cell>
          <table:table-cell table:number-columns-repeated="3"/>
          <table:table-cell office:value-type="string" calcext:value-type="string">
            <text:p>#s Support &amp; operations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Von Vorwoche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#b Bug fixing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Für nächste W</text:p>
          </table:table-cell>
          <table:table-cell table:style-name="ce6" table:formula="of:=[.B41]+[.B42]-[.B37]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#e Estimations and pre-project work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Für nächste W (2. Rechenweg)</text:p>
          </table:table-cell>
          <table:table-cell table:style-name="ce6" table:formula="of:=[.AF33]-[.AF27]" office:value-type="string" office:string-value="" calcext:value-type="error">
            <text:p>#REF!</text:p>
          </table:table-cell>
          <table:table-cell table:number-columns-repeated="3"/>
          <table:table-cell office:value-type="string" calcext:value-type="string">
            <text:p>#a Administration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l Leads and sales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#i Internal work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#t Training and teaching</text:p>
          </table:table-cell>
          <table:table-cell table:number-columns-repeated="16378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33"/>
          <table:table-cell office:value-type="string" calcext:value-type="string">
            <text:p>:</text:p>
          </table:table-cell>
          <table:table-cell table:number-columns-repeated="16350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8" number:min-decimal-places="8" number:min-integer-digits="1"/>
    </number:number-style>
    <number:number-style style:name="N143">
      <number:number number:decimal-places="9" number:min-decimal-places="9" number:min-integer-digits="1"/>
    </number:number-style>
    <number:currency-style style:name="N142P0" style:volatile="true"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42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42P0"/>
    </number:currency-style>
    <number:number-style style:name="N140">
      <number:number number:decimal-places="5" number:min-decimal-places="5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7">
      <number:number number:decimal-places="13" number:min-decimal-places="13" number:min-integer-digits="1"/>
    </number:number-style>
    <number:currency-style style:name="N136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5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7" number:min-decimal-places="7" number:min-integer-digits="1"/>
    </number:number-style>
    <number:currency-style style:name="N129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29P0"/>
    </number:currency-style>
    <number:number-style style:name="N127">
      <number:number number:decimal-places="3" number:min-decimal-places="3" number:min-integer-digits="1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">
      <number:number number:decimal-places="4" number:min-decimal-places="4" number:min-integer-digits="1"/>
    </number:number-style>
    <number:currency-style style:name="N123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1:50:20.745246045</meta:creation-date>
    <dc:date>2022-09-13T15:58:02.855728862</dc:date>
    <meta:editing-duration>P40DT17H4M46S</meta:editing-duration>
    <meta:editing-cycles>983</meta:editing-cycles>
    <meta:generator>LibreOffice/7.4.0.3$Linux_X86_64 LibreOffice_project/40$Build-3</meta:generator>
    <meta:document-statistic meta:table-count="2" meta:cell-count="551" meta:object-count="0"/>
  </office:meta>
</office:document-meta>
</file>